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a645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6a645" officeooo:paragraph-rsid="0016a645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a645" officeooo:paragraph-rsid="0016a645" style:font-weight-asian="bold" style:font-weight-complex="bold"/>
    </style:style>
    <style:style style:name="T1" style:family="text">
      <style:text-properties officeooo:rsid="0016a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gras de Verificação e Análise de Requisitos</text:span></text:p>
      <text:p text:style-name="P1"/>
      <text:p text:style-name="P5">1 - Agrupamento dos requisitos;</text:p>
      <text:p text:style-name="P4"><text:tab/>Os requisitos devem estar agrupados de acordo com a relação de usuários do sistema.</text:p>
      <text:p text:style-name="P4"/>
      <text:p text:style-name="P5">2- Definição dos RNF;</text:p>
      <text:p text:style-name="P2"><text:span text:style-name="T1"><text:tab/>Os requisitos não funcionais devem ser obrigatoriamente definidos.</text:span></text:p>
      <text:p text:style-name="P2"/>
      <text:p text:style-name="P5">3 – Especificação deve ser completa e não ambígua;</text:p>
      <text:p text:style-name="P4"><text:tab/>Os requisitos especificados devem corresponder às necessidades do usuário, e não devem permitir dupla interpretação ou definições gerais e vag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5:46:24.779443470</meta:creation-date>
    <meta:generator>LibreOffice/6.4.7.2$Linux_X86_64 LibreOffice_project/40$Build-2</meta:generator>
    <dc:date>2022-08-18T21:07:45.346877839</dc:date>
    <meta:editing-duration>PT7M48S</meta:editing-duration>
    <meta:editing-cycles>1</meta:editing-cycles>
    <meta:document-statistic meta:table-count="0" meta:image-count="0" meta:object-count="0" meta:page-count="1" meta:paragraph-count="7" meta:word-count="66" meta:character-count="444" meta:non-whitespace-character-count="381"/>
  </office:meta>
</office:document-meta>
</file>